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6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5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9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4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3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3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8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8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4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4-0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4-0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3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7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11-15 21:1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6-10 20:3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5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1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8 23:1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31 19:3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9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7 23:1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2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4 21:3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4-2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10 21:2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7 0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2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3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1-01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3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2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1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3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10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9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3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1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8-0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3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3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4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3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1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20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9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8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7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6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5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4 20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7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6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3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5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4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3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6 01:1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3-0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2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2-0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3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3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2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10-01-0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3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3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2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2-0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3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2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1-0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3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3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2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1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2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9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8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7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6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5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4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3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2 19:4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10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9-0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3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3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2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6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5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4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2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1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10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09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08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07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6</text:p>
          </table:table-cell>
          <table:table-cell office:value-type="string" calcext:value-type="string">
            <text:p>2009-08-06 21:1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0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486" meta:object-count="0"/>
    <meta:user-defined meta:name="AppVersion">3.0</meta:user-defined>
  </office:meta>
</office:document-meta>
</file>